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8304" officeooo:paragraph-rsid="00028304"/>
    </style:style>
    <style:style style:name="P2" style:family="paragraph" style:parent-style-name="Standard">
      <style:text-properties fo:font-size="15pt" style:text-underline-style="solid" style:text-underline-width="auto" style:text-underline-color="font-color" officeooo:rsid="00028304" officeooo:paragraph-rsid="00028304" style:font-size-asian="15pt" style:font-size-complex="15pt"/>
    </style:style>
    <style:style style:name="P3" style:family="paragraph" style:parent-style-name="Standard">
      <style:text-properties fo:font-size="12pt" style:text-underline-style="none" officeooo:rsid="00028304" officeooo:paragraph-rsid="00028304" style:font-size-asian="10.5pt" style:font-size-complex="12pt"/>
    </style:style>
    <style:style style:name="P4" style:family="paragraph" style:parent-style-name="Standard">
      <style:text-properties fo:font-size="12pt" style:text-underline-style="none" officeooo:rsid="0002e531" officeooo:paragraph-rsid="0002e531" style:font-size-asian="10.5pt" style:font-size-complex="12pt"/>
    </style:style>
    <style:style style:name="P5" style:family="paragraph" style:parent-style-name="Text_20_body">
      <style:text-properties fo:font-size="10pt" style:font-size-asian="10pt" style:font-size-complex="10pt"/>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officeooo:rsid="0000ac1e" officeooo:paragraph-rsid="0000ac1e"/>
    </style:style>
    <style:style style:name="P8" style:family="paragraph" style:parent-style-name="Text_20_body">
      <style:paragraph-properties fo:margin-top="0cm" fo:margin-bottom="0cm" style:contextual-spacing="false"/>
      <style:text-properties officeooo:paragraph-rsid="0000ac1e"/>
    </style:style>
    <style:style style:name="P9" style:family="paragraph" style:parent-style-name="Text_20_body">
      <style:paragraph-properties fo:margin-top="0cm" fo:margin-bottom="0cm" style:contextual-spacing="false"/>
      <style:text-properties fo:font-size="10pt" style:font-size-asian="10pt" style:font-size-complex="10pt"/>
    </style:style>
    <style:style style:name="P10" style:family="paragraph" style:parent-style-name="Text_20_body">
      <style:paragraph-properties fo:margin-top="0cm" fo:margin-bottom="0cm" style:contextual-spacing="false"/>
      <style:text-properties fo:font-size="12pt" officeooo:rsid="00028304" officeooo:paragraph-rsid="00028304" style:font-size-asian="10.5pt" style:font-size-complex="12pt"/>
    </style:style>
    <style:style style:name="P11" style:family="paragraph" style:parent-style-name="Text_20_body">
      <style:paragraph-properties fo:margin-top="0cm" fo:margin-bottom="0cm" style:contextual-spacing="false"/>
      <style:text-properties officeooo:rsid="00028304" officeooo:paragraph-rsid="00028304"/>
    </style:style>
    <style:style style:name="P12" style:family="paragraph" style:parent-style-name="Text_20_body">
      <style:paragraph-properties fo:margin-top="0cm" fo:margin-bottom="0cm" style:contextual-spacing="false"/>
      <style:text-properties style:text-underline-style="solid" style:text-underline-width="auto" style:text-underline-color="font-color"/>
    </style:style>
    <style:style style:name="P13" style:family="paragraph" style:parent-style-name="Text_20_body">
      <style:paragraph-properties fo:margin-top="0cm" fo:margin-bottom="0cm" style:contextual-spacing="false"/>
      <style:text-properties style:text-underline-style="solid" style:text-underline-width="auto" style:text-underline-color="font-color" officeooo:rsid="00028304" officeooo:paragraph-rsid="00028304"/>
    </style:style>
    <style:style style:name="P14" style:family="paragraph" style:parent-style-name="Text_20_body">
      <style:paragraph-properties fo:margin-top="0cm" fo:margin-bottom="0cm" style:contextual-spacing="false"/>
      <style:text-properties style:text-underline-style="solid" style:text-underline-width="auto" style:text-underline-color="font-color" officeooo:rsid="0000ac1e" officeooo:paragraph-rsid="0000ac1e"/>
    </style:style>
    <style:style style:name="T1" style:family="text">
      <style:text-properties officeooo:rsid="0000ac1e"/>
    </style:style>
    <style:style style:name="T2" style:family="text">
      <style:text-properties officeooo:rsid="0002e53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Number 1:</text:p>
      <text:p text:style-name="P6"/>
      <text:p text:style-name="P9">You’ve been tasked with creating a new version of an application used by product administrators to manage settings and display data about user activity and information. The current version was written using jQuery but grew organically, and it’s become hard to maintain and add new features to it. It’s a medium-sized application, with multiple views displaying a lot of data and forms. </text:p>
      <text:p text:style-name="P6"/>
      <text:p text:style-name="P7">Since maintainability and enthropy seem to be a problem, the usage of framework would be advised to streamline <text:span text:style-name="T2">the user-experience.</text:span><text:line-break/>Since REACT is able to render views very fast it would be my first pick.</text:p>
      <text:p text:style-name="P8"><text:span text:style-name="T1">Also since it is not used by </text:span><text:span text:style-name="T2">clients and therefore </text:span><text:span text:style-name="T1">the server-side performance is not an issue REACT’</text:span><text:span text:style-name="T2">s</text:span><text:span text:style-name="T1"> size (compared to Angular and Vue.js) is a non-issue.</text:span></text:p>
      <text:p text:style-name="P6"/>
      <text:p text:style-name="P6"/>
      <text:p text:style-name="P12"><text:span text:style-name="T1">Number 2:</text:span></text:p>
      <text:p text:style-name="P6"/>
      <text:p text:style-name="P9">You’ve been asked to build a new piece of your company’s web application. The existing application consists of several sub-applications served independently under different routes by an Express server, which allows for different technologies and frameworks to cohabit. You’ll be building what is essentially a huge table that will display hundreds of thousands of data records. </text:p>
      <text:p text:style-name="P9"/>
      <text:p text:style-name="P10">Since the applications seems to handle a lot of data, the fastest of the popular frameworks might be the way to go. ANGULAR with its great <text:span text:style-name="T2">d</text:span>ocumentation and the plethora of build-tools, w<text:span text:style-name="T2">h</text:span>ich might be helpful with all of these sub-applications, would be my first choice.</text:p>
      <text:p text:style-name="P6"/>
      <text:p text:style-name="P13">Number 3:</text:p>
      <text:p text:style-name="P11"/>
      <text:p text:style-name="P5">Your designers have tasked you with creating a prototype for a standalone application to be used internally by your product team. The application will showcase the product team’s design system (colors, components, fonts, styling, etc.). </text:p>
      <text:p text:style-name="Standard"/>
      <text:p text:style-name="P1">Since what is asked for is a standalone application, there is no paritcular environment we would have to abide to.<text:line-break/>Depending on the scale of the project a framework might very well not be necessary and simple HTML and CSS code would suffice. <text:line-break/>Using a library like BOOTSTRAP would most likely streamline the des<text:span text:style-name="T2">ig</text:span>n process though.</text:p>
      <text:p text:style-name="P1"/>
      <text:p text:style-name="P2">WHY USE REACT FOR THE „myFlixDB“ – APPLICATION?</text:p>
      <text:p text:style-name="P2"/>
      <text:p text:style-name="P3">Among the given frameworks, REACT gives us the best possibilities <text:span text:style-name="T2">to render mulitple views and to put parent and cild components (such as Movie → Director→ <text:s/>Bio) into proper relation.</text:span></text:p>
      <text:p text:style-name="P4">Since „myFlixDB“s main function is to DISPLAY these lists and their sub-categories, a framework that streamlines these functions would be the best way to go, especially having the possibility in mind that the website might grow in scope over tim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6T15:43:39.832000000</meta:creation-date>
    <dc:date>2022-03-06T16:12:05.513000000</dc:date>
    <meta:editing-duration>PT7M45S</meta:editing-duration>
    <meta:editing-cycles>1</meta:editing-cycles>
    <meta:document-statistic meta:table-count="0" meta:image-count="0" meta:object-count="0" meta:page-count="1" meta:paragraph-count="13" meta:word-count="400" meta:character-count="2465" meta:non-whitespace-character-count="2071"/>
    <meta:generator>LibreOffice/7.1.1.2$Windows_X86_64 LibreOffice_project/fe0b08f4af1bacafe4c7ecc87ce55bb426164676</meta:generator>
  </office:meta>
</office:document-meta>
</file>